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8f89" officeooo:paragraph-rsid="00178f89" style:font-size-asian="15pt" style:font-size-complex="15pt"/>
    </style:style>
    <style:style style:name="P2" style:family="paragraph" style:parent-style-name="Preformatted_20_Text">
      <style:text-properties fo:font-size="15pt" officeooo:rsid="00178f89" officeooo:paragraph-rsid="00195052" style:font-size-asian="15pt" style:font-size-complex="15pt"/>
    </style:style>
    <style:style style:name="P3" style:family="paragraph" style:parent-style-name="Preformatted_20_Text">
      <style:text-properties fo:font-size="11pt" officeooo:rsid="00178f89" officeooo:paragraph-rsid="00178f89" style:font-size-asian="11pt" style:font-size-complex="11pt"/>
    </style:style>
    <style:style style:name="P4" style:family="paragraph" style:parent-style-name="Footer">
      <style:text-properties officeooo:rsid="00178f89" officeooo:paragraph-rsid="00178f8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95052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64 百日孝子</text:p>
        <text:p text:style-name="P1"/>
        <text:p text:style-name="P1">「阿母，阿母……」</text:p>
        <text:p text:style-name="P1">“A-bú, a-bú...”</text:p>
        <text:p text:style-name="P1"/>
        <text:p text:style-name="P1"/>
        <text:p text:style-name="P1"/>
        <text:p text:style-name="P1"/>
        <text:p text:style-name="P1">徛佇水床邊仔，</text:p>
        <text:p text:style-name="P1">khiā tī tsuí-tshn̂g pinn-á, </text:p>
        <text:p text:style-name="P1"/>
        <text:p text:style-name="P1">我的查某囝、後生新婦攏哭甲足傷心，</text:p>
        <text:p text:style-name="P1">guá ê tsa-bóo-kiánn, hāu-senn sin-pū lóng khàu kah tsiok siong-sim, </text:p>
        <text:p text:style-name="P1"/>
        <text:p text:style-name="P1">我peh起來行去in的身軀邊叫in莫哭，</text:p>
        <text:p text:style-name="P1">guá peh --khí-lâi kiânn khì in ê sin-khu-pinn kiò in mài khàu, </text:p>
        <text:p text:style-name="P1"/>
        <text:p text:style-name="P1">毋過in蓋成攏無聽見。</text:p>
        <text:p text:style-name="P1">m̄-koh in kài-sîng lóng bô thiann--kìnn.</text:p>
        <text:p text:style-name="P1"/>
        <text:p text:style-name="P1"/>
        <text:p text:style-name="P1"/>
        <text:p text:style-name="P1"/>
        <text:p text:style-name="P1">我是按怎，</text:p>
        <text:p text:style-name="P1">Guá sī án-tsuánn, </text:p>
        <text:p text:style-name="P1"/>
        <text:p text:style-name="P1">身軀哪會輕láng-sáng？</text:p>
        <text:p text:style-name="P1">sin-khu ná ē khin láng-sáng? </text:p>
        <text:p text:style-name="P1"/>
        <text:p text:style-name="P1">會記得透早我欲去買菜，</text:p>
        <text:p text:style-name="P1">Ē-kì-tit thàu-tsá guá beh khì bé tshài, </text:p>
        <text:p text:style-name="P1"/>
        <text:p text:style-name="P1">才出門無偌久就予一台車挵著，</text:p>
        <text:p text:style-name="P1">tsiah tshut-mn̂g bô-guā-kú tō hōo tsi̍t tâi tshia lòng--tio̍h, </text:p>
        <text:p text:style-name="P1"/>
        <text:p text:style-name="P1">一个查某人兇兇狂狂對車頂抨落來，</text:p>
        <text:p text:style-name="P1">tsi̍t ê tsa-bóo-lâng hiong-hiong-kông-kông uì tshia-tíng phiann--lo̍h-lâi, </text:p>
        <text:p text:style-name="P1"/>
        <text:p text:style-name="P1">共我攬咧一直喝：</text:p>
        <text:p text:style-name="P1">kā guá lám --leh it-ti̍t huah: </text:p>
        <text:p text:style-name="P1"/>
        <text:p text:style-name="P1">「Oo-bá-sáng，</text:p>
        <text:p text:style-name="P1">“Oo-bá-sáng , </text:p>
        <text:p text:style-name="P1"/>
        <text:p text:style-name="P1">你有按怎無？</text:p>
        <text:p text:style-name="P1">lí ū án-tsuánn --bô? </text:p>
        <text:p text:style-name="P1"/>
        <text:p text:style-name="P1">Oo-bá-sáng……」</text:p>
        <text:p text:style-name="P1">Oo-bá-sáng...” </text:p>
        <text:p text:style-name="P1"/>
        <text:p text:style-name="P1">看我無應，</text:p>
        <text:p text:style-name="P1">khuànn guá bô ìn, </text:p>
        <text:p text:style-name="P1"/>
        <text:p text:style-name="P1">伊越頭問邊仔彼个查埔人：</text:p>
        <text:p text:style-name="P1">i ua̍t-thâu mn̄g pinn-á hit ê tsa-poo-lâng: </text:p>
        <text:p text:style-name="P1"/>
        <text:p text:style-name="P1">「今，</text:p>
        <text:p text:style-name="P1">“Tann, </text:p>
        <text:p text:style-name="P1"/>
        <text:p text:style-name="P1">欲按怎？」</text:p>
        <text:p text:style-name="P1">beh án-tsuánn?”</text:p>
        <text:p text:style-name="P1"/>
        <text:p text:style-name="P1"/>
        <text:p text:style-name="P1"/>
        <text:p text:style-name="P1"/>
        <text:p text:style-name="P1"><text:soft-page-break/>著啦！</text:p>
        <text:p text:style-name="P1">Tio̍h --lah! </text:p>
        <text:p text:style-name="P1"/>
        <text:p text:style-name="P1">就是自彼陣開始我感覺家己輕láng-sáng，</text:p>
        <text:p text:style-name="P1">Tō sī tsū hit-tsūn khai-sí guá kám-kak ka-kī khin láng-sáng, </text:p>
        <text:p text:style-name="P1"/>
        <text:p text:style-name="P1">查某人共我攬咧一直㽎，</text:p>
        <text:p text:style-name="P1">tsa-bóo-lâng kā guá lám --leh it-ti̍t sìm, </text:p>
        <text:p text:style-name="P1"/>
        <text:p text:style-name="P1">閣共彼个查埔人講：</text:p>
        <text:p text:style-name="P1">koh kā hit ê tsa-poo-lâng kóng: </text:p>
        <text:p text:style-name="P1"/>
        <text:p text:style-name="P1">「叫袂精神呢！</text:p>
        <text:p text:style-name="P1">“Kiò bē tsing-sîn --neh! </text:p>
        <text:p text:style-name="P1"/>
        <text:p text:style-name="P1">緊啦，</text:p>
        <text:p text:style-name="P1">Kín --lah, </text:p>
        <text:p text:style-name="P1"/>
        <text:p text:style-name="P1">緊敲『119』，</text:p>
        <text:p text:style-name="P1">kín khà ‘119’, </text:p>
        <text:p text:style-name="P1"/>
        <text:p text:style-name="P1">叫救護車啦！」</text:p>
        <text:p text:style-name="P1">kiò kiù-hōo-tshia --lah!” </text:p>
        <text:p text:style-name="P1"/>
        <text:p text:style-name="P1">我看彼个查埔人揤手機仔的手嘛是一直掣。</text:p>
        <text:p text:style-name="P1">Guá khuànn hit ê tsa-poo-lâng tshi̍h tshiú-ki-á ê tshiú mā sī it-ti̍t tshuah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圍倚來的人愈來愈濟，</text:p>
        <text:p text:style-name="P1">Uî uá--lâi ê lâng jú lâi jú tsē, </text:p>
        <text:p text:style-name="P1"/>
        <text:p text:style-name="P1">毋過我攏毋捌，</text:p>
        <text:p text:style-name="P1">m̄-koh guá lóng m̄ bat, </text:p>
        <text:p text:style-name="P1"/>
        <text:p text:style-name="P1">一直到我看著阮後頭彼个親情尾仔純妹，</text:p>
        <text:p text:style-name="P1">it-ti̍t kàu guá khuànn-tio̍h guán āu-thâu hit ê tshin-tsiânn bué-á Sûn muē, </text:p>
        <text:p text:style-name="P1"/>
        <text:p text:style-name="P1">就共叫，</text:p>
        <text:p text:style-name="P1">tō kā kiò, </text:p>
        <text:p text:style-name="P1"/>
        <text:p text:style-name="P1">啥人知影伊連看都無做伊騎過去，</text:p>
        <text:p text:style-name="P1">siánn-lâng tsai-iánn i liân khuànn to bô tsò i khiâ --kuè-khì, </text:p>
        <text:p text:style-name="P1"/>
        <text:p text:style-name="P1">哪會按呢？</text:p>
        <text:p text:style-name="P1">ná ē án-ne? </text:p>
        <text:p text:style-name="P1"/>
        <text:p text:style-name="P1">哎！</text:p>
        <text:p text:style-name="P1">Ai! </text:p>
        <text:p text:style-name="P1"/>
        <text:p text:style-name="P1">莫怪啦，</text:p>
        <text:p text:style-name="P1">Bo̍k-kuài --lah, </text:p>
        <text:p text:style-name="P1"/>
        <text:p text:style-name="P1">阮庄跤人一向較厚譴損，</text:p>
        <text:p text:style-name="P1">guán tsng-kha lâng it-hiòng khah kāu-khiàn-sńg, </text:p>
        <text:p text:style-name="P1"/>
        <text:p text:style-name="P1">這種車厄毋是啥物好代誌，</text:p>
        <text:p text:style-name="P1"><text:span text:style-name="T1">tsit tsióng tshia eh m̄ sī siánn-mih hó tāi-tsì,</text:span> </text:p>
        <text:p text:style-name="P1"/>
        <text:p text:style-name="P1">有歲的人較袂遐好玄。</text:p>
        <text:p text:style-name="P3">ū huè ê lâng khah bē hiah hó hiân.</text:p>
        <text:p text:style-name="P1"/>
        <text:p text:style-name="P1"><text:soft-page-break/></text:p>
        <text:p text:style-name="P1"/>
        <text:p text:style-name="P1"/>
        <text:p text:style-name="P1">等欲成半點鐘，</text:p>
        <text:p text:style-name="P1">Tán beh tsiânn puànn tiám-tsing, </text:p>
        <text:p text:style-name="P1"/>
        <text:p text:style-name="P1">救護車才來，</text:p>
        <text:p text:style-name="P1">kiù-hōo-tshia tsiah lâi, </text:p>
        <text:p text:style-name="P1"/>
        <text:p text:style-name="P1">彼个共我挵著的查某人留佇遐等警察，</text:p>
        <text:p text:style-name="P1">hit ê kā guá lòng--tio̍h ê tsa-bóo-lâng lâu tī hia tán kíng-tshat, </text:p>
        <text:p text:style-name="P1"/>
        <text:p text:style-name="P1">綴「我」上車的是彼个查埔人。</text:p>
        <text:p text:style-name="P1">tuè “guá “ tsiūnn-tshia--ê sī hit ê tsa-poo-lâng. </text:p>
        <text:p text:style-name="P1"/>
        <text:p text:style-name="P1">「Inn-onn-inn-onn」，</text:p>
        <text:p text:style-name="P1">“Inn-onn-inn-onn”,</text:p>
        <text:p text:style-name="P1"/>
        <text:p text:style-name="P1">車駛過阮兜，</text:p>
        <text:p text:style-name="P1">tshia sái-kuè guán tau, </text:p>
        <text:p text:style-name="P1"/>
        <text:p text:style-name="P1">我有看著阮彼个「老番」佇園咧薅草，</text:p>
        <text:p text:style-name="P1">guá ū khuànn-tio̍h guán hit ê “lāu-huan” tī hn̂g teh khau tsháu, </text:p>
        <text:p text:style-name="P1"/>
        <text:p text:style-name="P1">「Inn-onn-inn-onn」</text:p>
        <text:p text:style-name="P1">“Inn-onn-inn-onn”</text:p>
        <text:p text:style-name="P1"/>
        <text:p text:style-name="P1">夭壽喔，</text:p>
        <text:p text:style-name="P1">Iáu-siū --ooh, </text:p>
        <text:p text:style-name="P1"/>
        <text:p text:style-name="P1">駛遐緊，</text:p>
        <text:p text:style-name="P1">sái hiah kín, </text:p>
        <text:p text:style-name="P1"/>
        <text:p text:style-name="P1">連予我去共伊交代一聲嘛無通。</text:p>
        <text:p text:style-name="P1">liân hōo guá khì kā i kau-tài tsi̍t siann mā bô thang.</text:p>
        <text:p text:style-name="P1"/>
        <text:p text:style-name="P1"/>
        <text:p text:style-name="P1"/>
        <text:p text:style-name="P1"/>
        <text:p text:style-name="P1">救護車駛到病院，</text:p>
        <text:p text:style-name="P1">Kiù-hōo-tshia sái kàu pēnn-īnn, </text:p>
        <text:p text:style-name="P1"/>
        <text:p text:style-name="P1">護士佮醫生攏倚過來，</text:p>
        <text:p text:style-name="P1">hōo-sū kah i-sing lóng uá --kuè-lâi, </text:p>
        <text:p text:style-name="P1"/>
        <text:p text:style-name="P1">in將軟床捒落來，</text:p>
        <text:p text:style-name="P1">in tsiong nńg-tshn̂g sak --lo̍h-lâi, </text:p>
        <text:p text:style-name="P1"/>
        <text:p text:style-name="P1">醫生吩咐邊仔的護士講：</text:p>
        <text:p text:style-name="P1">i-sing huan-hù pinn-á ê hōo-sū kóng: </text:p>
        <text:p text:style-name="P1"/>
        <text:p text:style-name="P1">「先急救，</text:p>
        <text:p text:style-name="P1">“Sing kip-kiù, </text:p>
        <text:p text:style-name="P1"/>
        <text:p text:style-name="P1">#『密司陳』#你先處理後擴遐的空喙，</text:p>
        <text:p text:style-name="P2">#‘<text:span text:style-name="T2">Miss Chen</text:span>’# lí sing tshú-lí āu-khok hia ê khang-tshuì, </text:p>
        <text:p text:style-name="P1"/>
        <text:p text:style-name="P1">順紲看有紮證件無……</text:p>
        <text:p text:style-name="P1">sūn-suà khuànn ū tsah tsìng-kiānn --bô...</text:p>
        <text:p text:style-name="P1"/>
        <text:p text:style-name="P1">請問，</text:p>
        <text:p text:style-name="P1">tshiánn-mn̄g, </text:p>
        <text:p text:style-name="P1"><text:soft-page-break/></text:p>
        <text:p text:style-name="P1">你敢是患者的家屬？」</text:p>
        <text:p text:style-name="P1">lí kám sī huān-tsiá ê ka-sio̍k?” </text:p>
        <text:p text:style-name="P1"/>
        <text:p text:style-name="P1">一陣人共我扶起扶落，</text:p>
        <text:p text:style-name="P1">Tsi̍t tīn lâng kā guá hû khí hû lo̍h, </text:p>
        <text:p text:style-name="P1"/>
        <text:p text:style-name="P1">彼个查埔人面仔青恂恂一直幌頭講伊毋知。</text:p>
        <text:p text:style-name="P1">hit ê tsa-poo-lâng bīn-á tshenn-sún-sún it-ti̍t hàinn-thâu kóng i m̄ tsai. </text:p>
        <text:p text:style-name="P1"/>
        <text:p text:style-name="P1">我徛佇邊仔看in咧無閒，</text:p>
        <text:p text:style-name="P1">Guá khiā tī pinn-á khuànn in teh bô-îng, </text:p>
        <text:p text:style-name="P1"/>
        <text:p text:style-name="P1">下面彼个「我」血是㴙㴙滴。</text:p>
        <text:p text:style-name="P1">ē-bīn hit ê “Guá” hueh sī tsha̍p-tsha̍p-tih. </text:p>
        <text:p text:style-name="P1"/>
        <text:p text:style-name="P1">過了毋知偌久，</text:p>
        <text:p text:style-name="P1">Kuè-liáu m̄ tsai guā kú, </text:p>
        <text:p text:style-name="P1"/>
        <text:p text:style-name="P1">空喙嘛處理到一个坎站矣，</text:p>
        <text:p text:style-name="P1">khang-tshuì mā tshú-lí kàu tsi̍t ê khám-tsām --ah, </text:p>
        <text:p text:style-name="P1"/>
        <text:p text:style-name="P1">護士行去共彼个查埔人講:</text:p>
        <text:p text:style-name="P1">hōo-sū kiânn khì kā hit ê tsa-poo-lâng kóng: </text:p>
        <text:p text:style-name="P1"/>
        <text:p text:style-name="P1">「警察敢聯絡著家屬矣？</text:p>
        <text:p text:style-name="P1">“Kíng-tshat kám liân-lo̍k tio̍h ka-sio̍k --ah? </text:p>
        <text:p text:style-name="P1"/>
        <text:p text:style-name="P1">In的家屬若無來，</text:p>
        <text:p text:style-name="P1">In ê ka-sio̍k nā bô lâi, </text:p>
        <text:p text:style-name="P1"/>
        <text:p text:style-name="P1">阮是無法度做紲落來的檢查喔。」</text:p>
        <text:p text:style-name="P1">guán sī bô-huat-tōo tsò suà--lo̍h-lâi ê kiám-tsa --ooh.”</text:p>
        <text:p text:style-name="P1"/>
        <text:p text:style-name="P1"/>
        <text:p text:style-name="P1"/>
        <text:p text:style-name="P1"/>
        <text:p text:style-name="P1">查埔人手機仔拄掛掉，</text:p>
        <text:p text:style-name="P1">Tsa-poo-lâng tshiú-ki-á tú kuà-tiāu, </text:p>
        <text:p text:style-name="P1"/>
        <text:p text:style-name="P1">聽著護士按呢講，</text:p>
        <text:p text:style-name="P1">thiann-tio̍h hōo-sū án-ne kóng, </text:p>
        <text:p text:style-name="P1"/>
        <text:p text:style-name="P1">就應講：</text:p>
        <text:p text:style-name="P1">tō ìn kóng: </text:p>
        <text:p text:style-name="P1"/>
        <text:p text:style-name="P1">「有啦，</text:p>
        <text:p text:style-name="P1">“Ū --lah, </text:p>
        <text:p text:style-name="P1"/>
        <text:p text:style-name="P1">警察有聯絡著in厝的人矣，</text:p>
        <text:p text:style-name="P1">kíng-tshat ū liân-lo̍k tio̍h in tshù ê lâng --ah, </text:p>
        <text:p text:style-name="P1"/>
        <text:p text:style-name="P1">小等咧會過來。」</text:p>
        <text:p text:style-name="P1">sió-tán --leh ē kuè--lâi.”</text:p>
        <text:p text:style-name="P1"/>
        <text:p text:style-name="P1"/>
        <text:p text:style-name="P1"/>
        <text:p text:style-name="P1">閣等一下久……</text:p>
        <text:p text:style-name="P1">Koh tán tsi̍t-ē-kú...</text:p>
        <text:p text:style-name="P1"/>
        <text:p text:style-name="P1">「來矣！</text:p>
        <text:p text:style-name="P1">“Lâi --ah! </text:p>
        <text:p text:style-name="P1"/>
        <text:p text:style-name="P1">來矣！」</text:p>
        <text:p text:style-name="P1">Lâi --ah!” </text:p>
        <text:p text:style-name="P1"><text:soft-page-break/></text:p>
        <text:p text:style-name="P1">我看著我彼个屘仔囝青磅白磅傱入來急診室，</text:p>
        <text:p text:style-name="P1">Guá khuànn-tio̍h guá hit ê ban-á-kiánn tshenn-pōng-pe̍h-pōng tsông ji̍p-lâi kip-tsín-sik, </text:p>
        <text:p text:style-name="P1"/>
        <text:p text:style-name="P1">護士共擛去櫃台邊，</text:p>
        <text:p text:style-name="P1">hōo-sū kā ia̍t khì kuī-tâi-pinn, </text:p>
        <text:p text:style-name="P1"/>
        <text:p text:style-name="P1">那講那提一堆單仔予伊簽。</text:p>
        <text:p text:style-name="P1">ná kóng ná the̍h tsi̍t tui tuann-á hōo i tshiam.</text:p>
        <text:p text:style-name="P1"/>
        <text:p text:style-name="P1"/>
        <text:p text:style-name="P1"/>
        <text:p text:style-name="P1"/>
        <text:p text:style-name="P1">「明仔，</text:p>
        <text:p text:style-name="P1">“Bîng--á, </text:p>
        <text:p text:style-name="P1"/>
        <text:p text:style-name="P1">阿母佇遮啦，</text:p>
        <text:p text:style-name="P1">a-bú tī tsia --lah, </text:p>
        <text:p text:style-name="P1"/>
        <text:p text:style-name="P1">明仔」</text:p>
        <text:p text:style-name="P1">Bîng--á” </text:p>
        <text:p text:style-name="P1"/>
        <text:p text:style-name="P1">我佇邊仔一直喝。</text:p>
        <text:p text:style-name="P1">Guá tī pinn--á it-ti̍t huah.</text:p>
        <text:p text:style-name="P1"/>
        <text:p text:style-name="P1"/>
        <text:p text:style-name="P1"/>
        <text:p text:style-name="P1">單仔簽煞，</text:p>
        <text:p text:style-name="P1">Tuann-á tshiam suah, </text:p>
        <text:p text:style-name="P1"/>
        <text:p text:style-name="P1">阮明仔也無看我，</text:p>
        <text:p text:style-name="P1">guán Bîng--á iā bô khuànn guá, </text:p>
        <text:p text:style-name="P1"/>
        <text:p text:style-name="P1">煞一直攬病床頂彼个「我」那哭閣那講：</text:p>
        <text:p text:style-name="P1">suah it-ti̍t lám pēnn-tshn̂g-tíng hit ê “guá” ná khàu koh ná kóng:</text:p>
        <text:p text:style-name="P1"/>
        <text:p text:style-name="P1">「阿母，</text:p>
        <text:p text:style-name="P1">“A-bú, </text:p>
        <text:p text:style-name="P1"/>
        <text:p text:style-name="P1">阿母，</text:p>
        <text:p text:style-name="P1">a-bú , </text:p>
        <text:p text:style-name="P1"/>
        <text:p text:style-name="P1">你愛較振作的呢！」</text:p>
        <text:p text:style-name="P1">lí ài khah tsín-tsok --ê --neh!”</text:p>
        <text:p text:style-name="P1"/>
        <text:p text:style-name="P1"/>
        <text:p text:style-name="P1"/>
        <text:p text:style-name="P1"/>
        <text:p text:style-name="P1">白蔥蔥的眠床，</text:p>
        <text:p text:style-name="P1">Pe̍h-tshang-tshang ê bîn-tshn̂g, </text:p>
        <text:p text:style-name="P1"/>
        <text:p text:style-name="P1">白蔥蔥的壁，</text:p>
        <text:p text:style-name="P1">pe̍h-tshang-tshang ê piah, </text:p>
        <text:p text:style-name="P1"/>
        <text:p text:style-name="P1">倒佇眠床頂懸的「我」面嘛是白蔥蔥。</text:p>
        <text:p text:style-name="P1">tó tī bîn-tshn̂g tíng-kuân ê “guá” bīn mā sī pe̍h-tshang-tshang. </text:p>
        <text:p text:style-name="P1"/>
        <text:p text:style-name="P1">護士用一塊苴布苴佇我的後擴，</text:p>
        <text:p text:style-name="P1">Hōo-sū iōng tsi̍t tè tsū-pòo tsū tī guá ê āu-khok, </text:p>
        <text:p text:style-name="P1"/>
        <text:p text:style-name="P1">無一下久血又閣𪐞甲紅絳絳。</text:p>
        <text:p text:style-name="P1">bô tsi̍t-ē-kú hueh iū-koh tòo kah âng-kòng-kòng. </text:p>
        <text:p text:style-name="P1"><text:soft-page-break/></text:p>
        <text:p text:style-name="P1">阮囝簽名了後，</text:p>
        <text:p text:style-name="P1">Guán kiánn tshiam-miâ liáu-āu, </text:p>
        <text:p text:style-name="P1"/>
        <text:p text:style-name="P1">護士共我捒入去一間房間，</text:p>
        <text:p text:style-name="P1">hōo-sū kā guá sak ji̍p-khì tsi̍t king pâng-king, </text:p>
        <text:p text:style-name="P1"/>
        <text:p text:style-name="P1">閣叫阮明仔共in鬥相共，</text:p>
        <text:p text:style-name="P1">koh kiò guán bîn-á kā in tàu-sann-kāng, </text:p>
        <text:p text:style-name="P1"/>
        <text:p text:style-name="P1">將我盤過彼條親像khong-pé-á的病床，</text:p>
        <text:p text:style-name="P1">tsiong guá puânn-kuè hit tiâu tshin-tshiūnn khong-pé-á ê pēnn-tshn̂g, </text:p>
        <text:p text:style-name="P1"/>
        <text:p text:style-name="P1">撨好勢了後就叫伊出去外口等。</text:p>
        <text:p text:style-name="P1">tshiâu hó-sè liáu-āu tō kiò i tshut-khì guā-kháu tán. </text:p>
        <text:p text:style-name="P1"/>
        <text:p text:style-name="P1">電一下揤落，</text:p>
        <text:p text:style-name="P1">Tiān --tsi̍t-ē tshi̍h lo̍h, </text:p>
        <text:p text:style-name="P1"/>
        <text:p text:style-name="P1"/>
        <text:p text:style-name="P1">khong-pé-á共我㧣入去圓輾輾親像磅空的鐵桶仔內，</text:p>
        <text:p text:style-name="P1">khong-pé-á kā guá tu ji̍p-khì înn-liàn-liàn tshin-tshiūnn pōng-khang ê thih-tháng-á-lāi, </text:p>
        <text:p text:style-name="P1"/>
        <text:p text:style-name="P1">機器一下仔踅正爿，</text:p>
        <text:p text:style-name="P1">ki-khì tsi̍t-ē-á se̍h tsiànn-pîng, </text:p>
        <text:p text:style-name="P1"/>
        <text:p text:style-name="P1">一下仔閣踅倒爿，</text:p>
        <text:p text:style-name="P1">tsi̍t-ē-á koh se̍h tò-pîng, </text:p>
        <text:p text:style-name="P1"/>
        <text:p text:style-name="P1">看甲我頭會楞，</text:p>
        <text:p text:style-name="P1">khuànn kah guá thâu ē gông, </text:p>
        <text:p text:style-name="P1"/>
        <text:p text:style-name="P1">規氣行出去，</text:p>
        <text:p text:style-name="P1">kui-khì kiânn--tshut-khì, </text:p>
        <text:p text:style-name="P1"/>
        <text:p text:style-name="P1">看著明仔咧哭，</text:p>
        <text:p text:style-name="P1">khuànn-tio̍h Bîng--á teh khàu, </text:p>
        <text:p text:style-name="P1"/>
        <text:p text:style-name="P1">就行倚伊的身軀邊叫伊莫吼。</text:p>
        <text:p text:style-name="P1">tō kiânn uá i ê sin-khu-pinn kiò i mài háu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8f89" officeooo:paragraph-rsid="00178f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4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58:33.542358108</dc:date>
    <meta:editing-duration>PT3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18" meta:word-count="1642" meta:character-count="4824" meta:non-whitespace-character-count="4233"/>
  </office:meta>
</office:document-meta>
</file>